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imSun" svg:font-family="SimSun, 宋体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table:number-columns-repeated="2" office:value-type="float" office:value="2.73" calcext:value-type="float">
            <text:p>2.73</text:p>
          </table:table-cell>
          <table:table-cell table:formula="of:=POWER([.A1];[.A1])" office:value-type="float" office:value="15.5140085488178" calcext:value-type="float">
            <text:p/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formula="of:=POWER([.A2];[.A2])" office:value-type="float" office:value="0.693144843155146" calcext:value-type="float">
            <text:p/>
          </table:table-cell>
        </table:table-row>
        <table:table-row table:style-name="ro1">
          <table:table-cell table:number-columns-repeated="2" office:value-type="float" office:value="3.46" calcext:value-type="float">
            <text:p>3.46</text:p>
          </table:table-cell>
          <table:table-cell table:formula="of:=POWER([.A3];[.A3])" office:value-type="float" office:value="73.3167663080662" calcext:value-type="float">
            <text:p/>
          </table:table-cell>
        </table:table-row>
        <table:table-row table:style-name="ro1">
          <table:table-cell table:number-columns-repeated="2" office:value-type="float" office:value="7.46" calcext:value-type="float">
            <text:p>7.46</text:p>
          </table:table-cell>
          <table:table-cell table:formula="of:=POWER([.A4];[.A4])" office:value-type="float" office:value="3240646.4518706" calcext:value-type="float">
            <text:p/>
          </table:table-cell>
        </table:table-row>
        <table:table-row table:style-name="ro1">
          <table:table-cell table:number-columns-repeated="2" office:value-type="float" office:value="0.24" calcext:value-type="float">
            <text:p>0.24</text:p>
          </table:table-cell>
          <table:table-cell table:formula="of:=POWER([.A5];[.A5])" office:value-type="float" office:value="0.709987492461299" calcext:value-type="float">
            <text:p/>
          </table:table-cell>
        </table:table-row>
        <table:table-row table:style-name="ro1">
          <table:table-cell table:number-columns-repeated="2"/>
          <table:table-cell table:formula="of:=POWER([.A6];[.A6])" office:value-type="float" office:value="1" calcext:value-type="float">
            <text:p/>
          </table:table-cell>
        </table:table-row>
        <table:table-row table:style-name="ro1">
          <table:table-cell table:number-columns-repeated="2" office:value-type="float" office:value="5.58" calcext:value-type="float">
            <text:p>5.58</text:p>
          </table:table-cell>
          <table:table-cell table:formula="of:=POWER([.A7];[.A7])" office:value-type="float" office:value="14662.8647974565" calcext:value-type="float">
            <text:p/>
          </table:table-cell>
        </table:table-row>
        <table:table-row table:style-name="ro1">
          <table:table-cell table:number-columns-repeated="2" office:value-type="float" office:value="0.42" calcext:value-type="float">
            <text:p>0.42</text:p>
          </table:table-cell>
          <table:table-cell table:formula="of:=POWER([.A8];[.A8])" office:value-type="float" office:value="0.694647859752806" calcext:value-type="float">
            <text:p/>
          </table:table-cell>
        </table:table-row>
        <table:table-row table:style-name="ro1">
          <table:table-cell table:number-columns-repeated="2" office:value-type="float" office:value="9.63" calcext:value-type="float">
            <text:p>9.63</text:p>
          </table:table-cell>
          <table:table-cell table:formula="of:=POWER([.A9];[.A9])" office:value-type="float" office:value="2967024585.54072" calcext:value-type="float">
            <text:p/>
          </table:table-cell>
        </table:table-row>
        <table:table-row table:style-name="ro1">
          <table:table-cell table:number-columns-repeated="2" office:value-type="float" office:value="4.3" calcext:value-type="float">
            <text:p>4.3</text:p>
          </table:table-cell>
          <table:table-cell table:formula="of:=POWER([.A10];[.A10])" office:value-type="float" office:value="529.559006831521" calcext:value-type="float">
            <text:p/>
          </table:table-cell>
        </table:table-row>
        <table:table-row table:style-name="ro1">
          <table:table-cell table:number-columns-repeated="2" office:value-type="float" office:value="0.67" calcext:value-type="float">
            <text:p>0.67</text:p>
          </table:table-cell>
          <table:table-cell table:formula="of:=POWER([.A11];[.A11])" office:value-type="float" office:value="0.76466307300242" calcext:value-type="float">
            <text:p/>
          </table:table-cell>
        </table:table-row>
        <table:table-row table:style-name="ro1">
          <table:table-cell table:number-columns-repeated="2" office:value-type="float" office:value="1.64" calcext:value-type="float">
            <text:p>1.64</text:p>
          </table:table-cell>
          <table:table-cell table:formula="of:=POWER([.A12];[.A12])" office:value-type="float" office:value="2.25083630127217" calcext:value-type="float">
            <text:p/>
          </table:table-cell>
        </table:table-row>
        <table:table-row table:style-name="ro1">
          <table:table-cell table:number-columns-repeated="2" office:value-type="float" office:value="0.09" calcext:value-type="float">
            <text:p>0.09</text:p>
          </table:table-cell>
          <table:table-cell table:formula="of:=POWER([.A13];[.A13])" office:value-type="float" office:value="0.805159322676051" calcext:value-type="float">
            <text:p/>
          </table:table-cell>
        </table:table-row>
        <table:table-row table:style-name="ro1">
          <table:table-cell table:number-columns-repeated="2" office:value-type="float" office:value="1.17" calcext:value-type="float">
            <text:p>1.17</text:p>
          </table:table-cell>
          <table:table-cell table:formula="of:=POWER([.A14];[.A14])" office:value-type="float" office:value="1.20164852648986" calcext:value-type="float">
            <text:p/>
          </table:table-cell>
        </table:table-row>
        <table:table-row table:style-name="ro1">
          <table:table-cell table:number-columns-repeated="2" office:value-type="float" office:value="5.53" calcext:value-type="float">
            <text:p>5.53</text:p>
          </table:table-cell>
          <table:table-cell table:formula="of:=POWER([.A15];[.A15])" office:value-type="float" office:value="12801.7686981449" calcext:value-type="float">
            <text:p/>
          </table:table-cell>
        </table:table-row>
        <table:table-row table:style-name="ro1">
          <table:table-cell table:number-columns-repeated="2"/>
          <table:table-cell table:formula="of:=POWER([.A16];[.A16])" office:value-type="float" office:value="1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SimSun" svg:font-family="SimSun, 宋体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4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4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5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zh" number:country="CN">
      <number:year number:style="long"/>
      <number:text>年</number:text>
      <number:month/>
      <number:text>月</number:text>
    </number:date-style>
    <number:date-style style:name="N10129" number:language="zh" number:country="CN">
      <number:month/>
      <number:text>月</number:text>
      <number:day/>
      <number:text>日</number:text>
    </number:date-style>
    <number:date-style style:name="N10130" number:language="zh" number:country="CN">
      <number:month/>
      <number:text>-</number:text>
      <number:day/>
      <number:text>-</number:text>
      <number:year/>
    </number:date-style>
    <number:date-style style:name="N10131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5:16:41.661000000</meta:creation-date>
    <dc:date>2013-11-04T15:17:13.692000000</dc:date>
    <meta:editing-duration>P0D</meta:editing-duration>
    <meta:editing-cycles>1</meta:editing-cycles>
    <meta:document-statistic meta:table-count="1" meta:cell-count="0" meta:object-count="0"/>
    <meta:generator>LibreOfficeDev/4.2.0.0.alpha0$Windows_x86 LibreOffice_project/8b997c8cfba34aea35efbaa0237beaf9d9c3653d</meta:generator>
  </office:meta>
</office:document-meta>
</file>